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fo:font-size="11pt" officeooo:rsid="00036876" officeooo:paragraph-rsid="0005b2e2" style:font-size-asian="11pt" style:font-size-complex="11pt"/>
    </style:style>
    <style:style style:name="P2" style:family="paragraph" style:parent-style-name="Standard">
      <style:paragraph-properties fo:line-height="100%"/>
      <style:text-properties fo:font-size="11pt" style:text-underline-style="none" officeooo:rsid="00036876" officeooo:paragraph-rsid="0005b2e2" style:font-size-asian="11pt" style:font-size-complex="11pt"/>
    </style:style>
    <style:style style:name="P3" style:family="paragraph" style:parent-style-name="Standard">
      <style:paragraph-properties fo:line-height="100%"/>
      <style:text-properties fo:font-size="11pt" officeooo:rsid="00036876" officeooo:paragraph-rsid="000463ab" style:font-size-asian="11pt" style:font-size-complex="11pt"/>
    </style:style>
    <style:style style:name="P4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officeooo:paragraph-rsid="0006fccb"/>
    </style:style>
    <style:style style:name="P5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officeooo:paragraph-rsid="0007c915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029e6d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038748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463ab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07c915" officeooo:paragraph-rsid="0007c915"/>
    </style:style>
    <style:style style:name="P11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</style:style>
    <style:style style:name="P12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officeooo:paragraph-rsid="0006fccb"/>
    </style:style>
    <style:style style:name="P13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officeooo:paragraph-rsid="0007c915"/>
    </style:style>
    <style:style style:name="P14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officeooo:paragraph-rsid="0008e2bb"/>
    </style:style>
    <style:style style:name="P15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officeooo:rsid="0008e2bb" officeooo:paragraph-rsid="0008e2bb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8e2bb" officeooo:paragraph-rsid="0008e2bb"/>
    </style:style>
    <style:style style:name="P18" style:family="paragraph" style:parent-style-name="Text_20_body">
      <style:paragraph-properties fo:margin-left="2.498cm" fo:margin-right="0cm" fo:margin-top="0cm" fo:margin-bottom="0cm" loext:contextual-spacing="false" fo:text-indent="0cm" style:auto-text-indent="false"/>
    </style:style>
    <style:style style:name="P19" style:family="paragraph" style:parent-style-name="Footer">
      <style:text-properties officeooo:rsid="00038748" officeooo:paragraph-rsid="00038748"/>
    </style:style>
    <style:style style:name="P20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21" style:family="paragraph" style:parent-style-name="Header">
      <style:text-properties officeooo:rsid="00038748" officeooo:paragraph-rsid="00038748"/>
    </style:style>
    <style:style style:name="P2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38748" officeooo:paragraph-rsid="00038748"/>
    </style:style>
    <style:style style:name="T1" style:family="text">
      <style:text-properties fo:font-variant="normal" fo:text-transform="none"/>
    </style:style>
    <style:style style:name="T2" style:family="text">
      <style:text-properties fo:color="#ff0000"/>
    </style:style>
    <style:style style:name="T3" style:family="text">
      <style:text-properties fo:color="#ff0000" officeooo:rsid="000463ab"/>
    </style:style>
    <style:style style:name="T4" style:family="text">
      <style:text-properties fo:color="#ff0000" officeooo:rsid="0006fccb"/>
    </style:style>
    <style:style style:name="T5" style:family="text">
      <style:text-properties style:font-name="Wingdings"/>
    </style:style>
    <style:style style:name="T6" style:family="text">
      <style:text-properties officeooo:rsid="00022e7c"/>
    </style:style>
    <style:style style:name="T7" style:family="text">
      <style:text-properties officeooo:rsid="00038748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39ad9"/>
    </style:style>
    <style:style style:name="T10" style:family="text">
      <style:text-properties officeooo:rsid="000463ab"/>
    </style:style>
    <style:style style:name="T11" style:family="text">
      <style:text-properties fo:color="#800000"/>
    </style:style>
    <style:style style:name="T12" style:family="text">
      <style:text-properties officeooo:rsid="0005b2e2"/>
    </style:style>
    <style:style style:name="T13" style:family="text">
      <style:text-properties officeooo:rsid="0006fccb"/>
    </style:style>
    <style:style style:name="T14" style:family="text">
      <style:text-properties officeooo:rsid="00074003"/>
    </style:style>
    <style:style style:name="T15" style:family="text">
      <style:text-properties officeooo:rsid="0007c91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7c915" style:font-weight-asian="bold" style:font-weight-complex="bold"/>
    </style:style>
    <style:style style:name="T18" style:family="text">
      <style:text-properties fo:font-weight="bold" officeooo:rsid="00074003" style:font-weight-asian="bold" style:font-weight-complex="bold"/>
    </style:style>
    <style:style style:name="T19" style:family="text">
      <style:text-properties fo:font-weight="bold" officeooo:rsid="0008e2bb" style:font-weight-asian="bold" style:font-weight-complex="bold"/>
    </style:style>
    <style:style style:name="T20" style:family="text">
      <style:text-properties officeooo:rsid="0008e2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<text:span text:style-name="T1"> </text:span>Ecrire un algorithme qui permet de saisir les notes et d’afficher la moyenne ainsi que la note la plus haute et la plus base.</text:p>
      <text:p text:style-name="P6"/>
      <text:p text:style-name="P6">ALGO : notehautebasemoy</text:p>
      <text:p text:style-name="P7">Variable : Note, i, somme, <text:span text:style-name="T14">notehaute, notebasse</text:span>: entier</text:p>
      <text:p text:style-name="P7"><text:tab/>Reponse: caractère</text:p>
      <text:p text:style-name="P6"><text:tab/>moyenne : float</text:p>
      <text:p text:style-name="P6"/>
      <text:p text:style-name="P6">DEBUT</text:p>
      <text:p text:style-name="P6"><text:tab/><text:span text:style-name="T14">notebasse ← 20</text:span></text:p>
      <text:p text:style-name="P6"><text:tab/><text:span text:style-name="T14">notehaute ← 0</text:span></text:p>
      <text:p text:style-name="P6"/>
      <text:p text:style-name="P6"><text:tab/><text:span text:style-name="T11">// </text:span><text:span text:style-name="T2">pour </text:span><text:span text:style-name="T3">saisir les notes, </text:span><text:span text:style-name="T2">calculer </text:span><text:span text:style-name="T3">la</text:span><text:span text:style-name="T2"> somme </text:span><text:span text:style-name="T3">des notes </text:span><text:span text:style-name="T2">et </text:span><text:span text:style-name="T3">compter les notes </text:span></text:p>
      <text:p text:style-name="P6"><text:tab/><text:span text:style-name="T12">REPETER</text:span></text:p>
      <text:p text:style-name="P11"/>
      <text:p text:style-name="P5"><text:tab/>Afficher «Tapez une note»,i,«:»</text:p>
      <text:p text:style-name="P13"><text:tab/>Saisir note</text:p>
      <text:p text:style-name="P4"><text:tab/>Afficher: «vous voulez taper une autre note?»(o/n)</text:p>
      <text:p text:style-name="P12"><text:tab/>Saisir Réponse</text:p>
      <text:p text:style-name="P13"><text:tab/>i=i+1</text:p>
      <text:p text:style-name="P11"><text:tab/>Compteur←compteur+1</text:p>
      <text:p text:style-name="P11"><text:tab/>Somme←somme+note</text:p>
      <text:p text:style-name="P14"><text:tab/><text:span text:style-name="T16">Si</text:span> (note &lt; 0 OU note &gt; 20) </text:p>
      <text:p text:style-name="P14">// <text:span text:style-name="T2">pour éviter entrer les notes </text:span><text:span text:style-name="T4">négatives et les notes <text:tab/>supérieures de</text:span><text:span text:style-name="T2"> 20)</text:span></text:p>
      <text:p text:style-name="P13"><text:tab/><text:tab/><text:span text:style-name="T17">Alors</text:span></text:p>
      <text:p text:style-name="P13"><text:tab/><text:tab/>Afficher « Veuillez taper une note entre 0 et 20:» </text:p>
      <text:p text:style-name="P16"><text:tab/><text:tab/><text:tab/>Saisir note </text:p>
      <text:p text:style-name="P17"><text:tab/><text:tab/><text:span text:style-name="T16">FSI</text:span></text:p>
      <text:p text:style-name="P12"><text:tab/><text:span text:style-name="T16">S</text:span><text:span text:style-name="T17">i</text:span> <text:span text:style-name="T14">note &lt; notebasse</text:span></text:p>
      <text:p text:style-name="P12"><text:tab/><text:span text:style-name="T18">Alors</text:span><text:span text:style-name="T14"> <text:s/>noteBasse ← note</text:span></text:p>
      <text:p text:style-name="P15"><text:tab/><text:span text:style-name="T16">FSI</text:span></text:p>
      <text:p text:style-name="P12"><text:span text:style-name="T13"><text:tab/></text:span><text:span text:style-name="T16">Si</text:span> <text:s/>note<text:span text:style-name="T14">&gt;notehaute</text:span></text:p>
      <text:p text:style-name="P6"><text:tab/><text:tab/><text:span text:style-name="T16">Alors </text:span><text:s/>notehaute<text:span text:style-name="T15">←note</text:span></text:p>
      <text:p text:style-name="P6"><text:tab/><text:tab/><text:span text:style-name="T19">FSI</text:span></text:p>
      <text:p text:style-name="P6"><text:tab/><text:tab/>moyenne←somme/compteur</text:p>
      <text:p text:style-name="P10"><text:tab/>JUSQU’A reponse <text:span text:style-name="T20">=</text:span> ‘<text:span text:style-name="T20">n</text:span>’</text:p>
      <text:p text:style-name="P6"/>
      <text:p text:style-name="P11">Afficher : « la note plus haute est : » notehaute</text:p>
      <text:p text:style-name="P11">Afficher « la note plus base est : » notebase</text:p>
      <text:p text:style-name="P11"><text:soft-page-break/>Afficher «  la moyenne vaut : » moyenne</text:p>
      <text:p text:style-name="P6">FIN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38748" officeooo:paragraph-rsid="00038748"/>
    </style:style>
    <style:style style:name="MP2" style:family="paragraph" style:parent-style-name="Header">
      <style:text-properties officeooo:rsid="00038748" officeooo:paragraph-rsid="00038748"/>
    </style:style>
    <style:style style:name="MP3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4" style:family="paragraph" style:parent-style-name="Footer">
      <style:text-properties officeooo:rsid="00038748" officeooo:paragraph-rsid="000387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P3 : Les boucles<text:tab/><text:tab/>Thanh NGUYEN</text:p>
        <text:p text:style-name="MP2"/>
      </style:header>
      <style:footer>
        <text:p text:style-name="MP3"/>
        <text:p text:style-name="MP4">1 SIO<text:tab/><text:tab/><text:page-number text:select-page="current">1</text:page-number>/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3:32:54.530000000</meta:creation-date>
    <dc:date>2016-11-17T15:05:13.130000000</dc:date>
    <meta:editing-duration>PT9M34S</meta:editing-duration>
    <meta:editing-cycles>1</meta:editing-cycles>
    <meta:document-statistic meta:table-count="0" meta:image-count="0" meta:object-count="0" meta:page-count="2" meta:paragraph-count="37" meta:word-count="174" meta:character-count="1012" meta:non-whitespace-character-count="830"/>
    <meta:generator>LibreOffice/5.1.5.2$Windows_x86 LibreOffice_project/7a864d8825610a8c07cfc3bc01dd4fce6a9447e5</meta:generator>
  </office:meta>
</office:document-meta>
</file>